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draw:fill-hatch-solid="false" draw:textarea-horizontal-align="justify" draw:textarea-vertical-align="middle" draw:auto-grow-height="false" fo:min-height="4.75cm" fo:min-width="10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5cm"/>
    </style:style>
    <style:style style:name="gr9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000000" draw:fill-color="#ff0000" draw:textarea-horizontal-align="justify" draw:textarea-vertical-align="middle" draw:auto-grow-height="false" fo:min-height="0.75cm" fo:min-width="1.6cm"/>
    </style:style>
    <style:style style:name="gr11" style:family="graphic" style:parent-style-name="measure" style:list-style-name="L1">
      <style:graphic-properties draw:marker-start-width="0.4cm" draw:marker-end-width="0.4cm" draw:textarea-vertical-align="middle" draw:line-distance="3.6cm" draw:placing="below"/>
    </style:style>
    <style:style style:name="gr12" style:family="graphic" style:parent-style-name="measure" style:list-style-name="L1">
      <style:graphic-properties draw:marker-start-width="0.4cm" draw:marker-end-width="0.4cm" draw:textarea-vertical-align="middle" draw:line-distance="1.4cm" draw:placing="below"/>
    </style:style>
    <style:style style:name="gr13" style:family="graphic" style:parent-style-name="measure" style:list-style-name="L1">
      <style:graphic-properties draw:marker-start-width="0.4cm" draw:marker-end-width="0.4cm" draw:textarea-vertical-align="middle" draw:line-distance="1.5cm"/>
    </style:style>
    <style:style style:name="gr14" style:family="graphic" style:parent-style-name="measure" style:list-style-name="L1">
      <style:graphic-properties draw:marker-start-width="0.4cm" draw:marker-end-width="0.4cm" draw:textarea-vertical-align="middle" draw:line-distance="2.8cm" draw:end-guide="-0.2cm" draw:placing="below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07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6.225cm" fo:min-width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e6e6e6" draw:fill-hatch-solid="fals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5cm" svg:x="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1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10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13.2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7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8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cm" svg:height="5cm" svg:x="5cm" svg:y="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2" draw:layer="layout" svg:width="0.6cm" svg:height="0.6cm" svg:x="5.8cm" svg:y="10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cm" svg:height="0.6cm" svg:x="12.6cm" svg:y="3.2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3.9cm" svg:y="11.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10.8cm" svg:y="8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7.1cm" svg:y="1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cm" svg:height="0.6cm" svg:x="7.5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cm" svg:y1="13.5cm" svg:x2="20cm" svg:y2="13.5cm">
          <text:p/>
        </draw:line>
        <draw:custom-shape draw:style-name="gr10" draw:text-style-name="P4" draw:layer="layout" svg:width="2.1cm" svg:height="1cm" svg:x="8.7cm" svg:y="13cm">
          <text:p/>
          <draw:enhanced-geometry svg:viewBox="0 0 21600 21600" draw:type="rectangle" draw:enhanced-path="M 0 0 L 21600 0 21600 21600 0 21600 0 0 Z N"/>
        </draw:custom-shape>
        <draw:measure draw:style-name="gr11" draw:text-style-name="P5" draw:layer="measurelines" svg:x1="15cm" svg:y1="13.5cm" svg:x2="15cm" svg:y2="5cm">
          <text:p text:style-name="P5"><text:span text:style-name="T1">upper</text:span></text:p>
        </draw:measure>
        <draw:measure draw:style-name="gr12" draw:text-style-name="P5" draw:layer="measurelines" svg:x1="15.8cm" svg:y1="13.5cm" svg:x2="15.8cm" svg:y2="10cm">
          <text:p text:style-name="P5"><text:span text:style-name="T1">lower</text:span></text:p>
        </draw:measure>
        <draw:measure draw:style-name="gr13" draw:text-style-name="P5" draw:layer="measurelines" svg:x1="15.7cm" svg:y1="13.5cm" svg:x2="15.7cm" svg:y2="17cm">
          <text:p text:style-name="P5"><text:span text:style-name="T1">lower</text:span></text:p>
        </draw:measure>
        <draw:measure draw:style-name="gr14" draw:text-style-name="P5" draw:layer="measurelines" svg:x1="15.8cm" svg:y1="22cm" svg:x2="15.8cm" svg:y2="13.5cm">
          <text:p text:style-name="P5"><text:span text:style-name="T1">upper</text:span></text:p>
        </draw:measure>
        <draw:frame draw:style-name="gr15" draw:text-style-name="P6" draw:layer="layout" svg:width="5.942cm" svg:height="1.119cm" svg:x="6.7cm" svg:y="11.781cm">
          <draw:text-box>
            <text:p><text:span text:style-name="T2">The actor agent</text:span></text:p>
          </draw:text-box>
        </draw:frame>
        <draw:frame draw:style-name="gr16" draw:text-style-name="P7" draw:layer="layout" svg:width="7.796cm" svg:height="1.119cm" draw:transform="rotate (1.5707963267949) translate (1cm 13cm)">
          <draw:text-box>
            <text:p><text:span text:style-name="T3">food_mass_above()</text:span></text:p>
          </draw:text-box>
        </draw:frame>
        <draw:frame draw:style-name="gr17" draw:text-style-name="P7" draw:layer="layout" svg:width="7.707cm" svg:height="1.119cm" draw:transform="rotate (1.5707963267949) translate (1cm 21.2cm)">
          <draw:text-box>
            <text:p><text:span text:style-name="T3">food_mass_below()</text:span></text:p>
          </draw:text-box>
        </draw:frame>
        <draw:custom-shape draw:style-name="gr18" draw:text-style-name="P8" draw:layer="layout" svg:width="1.2cm" svg:height="7.4cm" svg:x="3.2cm" svg:y="1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8" draw:layer="layout" svg:width="1.2cm" svg:height="7.4cm" svg:x="3.2cm" svg:y="5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2cm" svg:height="0.2cm" svg:x="7.3cm" svg:y="23.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3.639cm" svg:height="0.962cm" svg:x="11.361cm" svg:y="1.138cm">
          <draw:text-box>
            <text:p>Food items</text:p>
          </draw:text-box>
        </draw:frame>
        <draw:line draw:style-name="gr20" draw:text-style-name="P3" draw:layer="layout" svg:x1="11.4cm" svg:y1="1.7cm" svg:x2="8.3cm" svg:y2="2.1cm">
          <text:p/>
        </draw:line>
        <draw:line draw:style-name="gr20" draw:text-style-name="P3" draw:layer="layout" svg:x1="12.9cm" svg:y1="2cm" svg:x2="12.9cm" svg:y2="3cm">
          <text:p/>
        </draw:line>
        <draw:frame draw:style-name="gr16" draw:text-style-name="P7" draw:layer="layout" svg:width="7.796cm" svg:height="1.119cm" draw:transform="rotate (1.5707963267949) translate (2.2cm 12.996cm)">
          <draw:text-box>
            <text:p><text:span text:style-name="T3">food_items_above()</text:span></text:p>
          </draw:text-box>
        </draw:frame>
        <draw:frame draw:style-name="gr16" draw:text-style-name="P7" draw:layer="layout" svg:width="7.796cm" svg:height="1.119cm" draw:transform="rotate (1.5707963267949) translate (2.081cm 21.2cm)">
          <draw:text-box>
            <text:p><text:span text:style-name="T3">food_items_below()</text:span></text:p>
          </draw:text-box>
        </draw:frame>
        <draw:line draw:style-name="gr20" draw:text-style-name="P3" draw:layer="layout" svg:x1="11.9cm" svg:y1="2.2cm" svg:x2="8.2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4-28T14:19:13.260925516</meta:creation-date>
    <dc:date>2017-04-28T18:13:54.189417664</dc:date>
    <dc:creator>Sergey Budaev</dc:creator>
    <meta:editing-duration>PT19M31S</meta:editing-duration>
    <meta:editing-cycles>11</meta:editing-cycles>
    <meta:generator>LibreOffice/5.1.6.2$Linux_X86_64 LibreOffice_project/07ac168c60a517dba0f0d7bc7540f5afa45f0909</meta:generator>
    <meta:document-statistic meta:object-count="32"/>
  </office:meta>
</office:document-meta>
</file>